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 loext:contextual-spacing="false"/>
      <style:text-properties fo:font-style="normal" officeooo:rsid="000d8321" officeooo:paragraph-rsid="000d8321" style:font-style-asian="normal" style:font-style-complex="normal"/>
    </style:style>
    <style:style style:name="P2" style:family="paragraph" style:parent-style-name="Text_20_body">
      <style:paragraph-properties fo:margin-top="0.423cm" fo:margin-bottom="0.212cm" loext:contextual-spacing="false"/>
      <style:text-properties style:font-name="Nimbus Sans L" fo:font-size="14pt" fo:font-style="normal" fo:font-weight="bold" officeooo:rsid="000f7d7d" officeooo:paragraph-rsid="0011a4ac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3" style:family="paragraph" style:parent-style-name="Text_20_body">
      <style:paragraph-properties fo:margin-top="0.423cm" fo:margin-bottom="0.212cm" loext:contextual-spacing="false"/>
      <style:text-properties style:font-name="Nimbus Sans L" fo:font-size="13.3000001907349pt" fo:font-style="italic" fo:font-weight="bold" officeooo:rsid="0029c776" officeooo:paragraph-rsid="0029c776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fo:letter-spacing="normal"/>
    </style:style>
    <style:style style:name="P7" style:family="paragraph" style:parent-style-name="Standard">
      <style:text-properties officeooo:rsid="001813fb" officeooo:paragraph-rsid="001813fb"/>
    </style:style>
    <style:style style:name="P8" style:family="paragraph" style:parent-style-name="Standard">
      <style:text-properties officeooo:rsid="001eca86" officeooo:paragraph-rsid="001eca86"/>
    </style:style>
    <style:style style:name="P9" style:family="paragraph" style:parent-style-name="Standard">
      <style:text-properties fo:font-style="normal" fo:font-weight="normal" officeooo:rsid="001eb159" officeooo:paragraph-rsid="000b1d02" style:font-style-asian="normal" style:font-weight-asian="normal" style:font-style-complex="normal" style:font-weight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2">
      <style:text-properties fo:font-style="normal" style:font-style-asian="normal" style:font-style-complex="normal"/>
    </style:style>
    <style:style style:name="P13" style:family="paragraph" style:parent-style-name="Standard" style:list-style-name="L3">
      <style:text-properties fo:font-style="normal" officeooo:paragraph-rsid="000328f0" style:font-style-asian="normal" style:font-style-complex="normal"/>
    </style:style>
    <style:style style:name="P14" style:family="paragraph" style:parent-style-name="Standard" style:list-style-name="L3">
      <style:text-properties fo:font-style="normal" officeooo:paragraph-rsid="000b1d02" style:font-style-asian="normal" style:font-style-complex="normal"/>
    </style:style>
    <style:style style:name="P15" style:family="paragraph" style:parent-style-name="Standard" style:list-style-name="L4">
      <style:text-properties fo:font-style="normal" officeooo:paragraph-rsid="000b1d02" style:font-style-asian="normal" style:font-style-complex="normal"/>
    </style:style>
    <style:style style:name="P16" style:family="paragraph" style:parent-style-name="Standard" style:list-style-name="L4">
      <style:text-properties fo:font-style="normal" officeooo:paragraph-rsid="00257a52" style:font-style-asian="normal" style:font-style-complex="normal"/>
    </style:style>
    <style:style style:name="P17" style:family="paragraph" style:parent-style-name="Standard" style:list-style-name="L5">
      <style:text-properties fo:font-style="normal" officeooo:paragraph-rsid="001fb382" style:font-style-asian="normal" style:font-style-complex="normal"/>
    </style:style>
    <style:style style:name="P18" style:family="paragraph" style:parent-style-name="Standard" style:list-style-name="L3">
      <style:text-properties fo:font-style="normal" fo:font-weight="normal" officeooo:paragraph-rsid="000328f0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officeooo:paragraph-rsid="001f4e8d" style:font-style-asian="normal" style:font-weight-asian="normal" style:font-style-complex="normal" style:font-weight-complex="normal"/>
    </style:style>
    <style:style style:name="P20" style:family="paragraph" style:parent-style-name="Standard" style:list-style-name="L5">
      <style:text-properties fo:font-style="normal" fo:font-weight="normal" officeooo:paragraph-rsid="000d8321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fo:font-style="italic" style:font-style-asian="italic" style:font-style-complex="italic"/>
    </style:style>
    <style:style style:name="P22" style:family="paragraph" style:parent-style-name="Standard">
      <style:text-properties officeooo:rsid="0021cba0"/>
    </style:style>
    <style:style style:name="P23" style:family="paragraph" style:parent-style-name="Standard" style:list-style-name="L4">
      <style:text-properties officeooo:paragraph-rsid="000b1d02"/>
    </style:style>
    <style:style style:name="P24" style:family="paragraph" style:parent-style-name="Standard" style:list-style-name="L4">
      <style:text-properties style:font-name="Nimbus Roman No9 L" fo:font-size="12pt" fo:font-style="normal" fo:font-weight="normal" officeooo:paragraph-rsid="00257a5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3">
      <style:paragraph-properties fo:margin-top="0.423cm" fo:margin-bottom="0.212cm" loext:contextual-spacing="false" fo:keep-with-next="always"/>
      <style:text-properties fo:font-style="normal" fo:font-weight="normal" officeooo:paragraph-rsid="000328f0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top="0.423cm" fo:margin-bottom="0.212cm" loext:contextual-spacing="false"/>
      <style:text-properties style:font-name="Nimbus Sans L" officeooo:rsid="0029c776" officeooo:paragraph-rsid="0029c776" style:font-name-asian="DejaVu Sans" style:font-name-complex="DejaVu Sans"/>
    </style:style>
    <style:style style:name="P27" style:family="paragraph" style:parent-style-name="Text_20_body">
      <style:paragraph-properties fo:margin-top="0.423cm" fo:margin-bottom="0.212cm" loext:contextual-spacing="false"/>
      <style:text-properties fo:font-style="italic" officeooo:paragraph-rsid="00146875" style:font-style-asian="italic" style:font-style-complex="italic"/>
    </style:style>
    <style:style style:name="P28" style:family="paragraph" style:parent-style-name="Heading_20_3">
      <style:paragraph-properties fo:margin-top="0.423cm" fo:margin-bottom="0.212cm" loext:contextual-spacing="false" fo:keep-with-next="always"/>
    </style:style>
    <style:style style:name="P29" style:family="paragraph" style:parent-style-name="Heading_20_3">
      <style:paragraph-properties fo:margin-top="0.423cm" fo:margin-bottom="0.212cm" loext:contextual-spacing="false" fo:keep-with-next="always"/>
      <style:text-properties style:font-name="Nimbus Sans L" fo:font-size="13.3000001907349pt" fo:font-style="italic" fo:font-weight="bold" officeooo:rsid="000f7d7d" officeooo:paragraph-rsid="000f7d7d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P30" style:family="paragraph" style:parent-style-name="Heading_20_3">
      <style:paragraph-properties fo:margin-top="0.423cm" fo:margin-bottom="0.212cm" loext:contextual-spacing="false" fo:keep-with-next="always"/>
      <style:text-properties style:font-name="Nimbus Sans L" fo:font-size="13.3000001907349pt" fo:font-style="italic" fo:font-weight="bold" officeooo:paragraph-rsid="000b1d02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P31" style:family="paragraph" style:parent-style-name="Heading_20_3">
      <style:paragraph-properties fo:margin-top="0.423cm" fo:margin-bottom="0.212cm" loext:contextual-spacing="false"/>
      <style:text-properties officeooo:paragraph-rsid="000b1d02"/>
    </style:style>
    <style:style style:name="P32" style:family="paragraph" style:parent-style-name="Heading_20_3">
      <style:paragraph-properties fo:margin-top="0.423cm" fo:margin-bottom="0.212cm" loext:contextual-spacing="false"/>
      <style:text-properties style:font-name="Nimbus Sans L" officeooo:rsid="000c07da" officeooo:paragraph-rsid="000fed48" style:font-name-asian="DejaVu Sans" style:font-name-complex="DejaVu Sans"/>
    </style:style>
    <style:style style:name="P33" style:family="paragraph" style:parent-style-name="Heading_20_4">
      <style:text-properties officeooo:rsid="0025010a" officeooo:paragraph-rsid="0025010a"/>
    </style:style>
    <style:style style:name="P34" style:family="paragraph" style:parent-style-name="Heading_20_4">
      <style:paragraph-properties fo:margin-top="0.423cm" fo:margin-bottom="0.212cm" loext:contextual-spacing="false"/>
      <style:text-properties fo:font-style="italic" officeooo:paragraph-rsid="00146875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ca86" style:font-style-asian="italic" style:font-style-complex="italic"/>
    </style:style>
    <style:style style:name="T3" style:family="text">
      <style:text-properties fo:font-style="italic" officeooo:rsid="001f4e8d" style:font-style-asian="italic" style:font-style-complex="italic"/>
    </style:style>
    <style:style style:name="T4" style:family="text">
      <style:text-properties fo:font-style="italic" fo:font-weight="bold" officeooo:rsid="0012f25c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7975c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7fbe" style:font-style-asian="normal" style:font-style-complex="normal"/>
    </style:style>
    <style:style style:name="T8" style:family="text">
      <style:text-properties fo:font-style="normal" officeooo:rsid="001c0cef" style:font-style-asian="normal" style:font-style-complex="normal"/>
    </style:style>
    <style:style style:name="T9" style:family="text">
      <style:text-properties officeooo:rsid="001a655a"/>
    </style:style>
    <style:style style:name="T10" style:family="text">
      <style:text-properties officeooo:rsid="001dd217"/>
    </style:style>
    <style:style style:name="T11" style:family="text">
      <style:text-properties style:font-name="Nimbus Sans L" officeooo:rsid="000b1d02" style:font-name-asian="DejaVu Sans" style:font-name-complex="DejaVu Sans"/>
    </style:style>
    <style:style style:name="T12" style:family="text">
      <style:text-properties style:font-name="Nimbus Sans L" officeooo:rsid="000c07da" style:font-name-asian="DejaVu Sans" style:font-name-complex="DejaVu Sans"/>
    </style:style>
    <style:style style:name="T13" style:family="text">
      <style:text-properties style:font-name="Nimbus Sans L" officeooo:rsid="0026d780" style:font-name-asian="DejaVu Sans" style:font-name-complex="DejaVu Sans"/>
    </style:style>
    <style:style style:name="T14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15" style:family="text">
      <style:text-properties fo:font-variant="normal" fo:text-transform="none" fo:color="#1155cc" style:font-name="arial" fo:font-size="9pt" fo:letter-spacing="normal" fo:font-weight="normal" style:font-weight-asian="normal" style:font-weight-complex="normal"/>
    </style:style>
    <style:style style:name="T16" style:family="text">
      <style:text-properties officeooo:rsid="00146875"/>
    </style:style>
    <style:style style:name="T17" style:family="text">
      <style:text-properties officeooo:rsid="001b7a6d"/>
    </style:style>
    <style:style style:name="T18" style:family="text">
      <style:text-properties officeooo:rsid="0021cba0"/>
    </style:style>
    <style:style style:name="T19" style:family="text">
      <style:text-properties officeooo:rsid="00254b98"/>
    </style:style>
    <style:style style:name="T20" style:family="text">
      <style:text-properties officeooo:rsid="0012f25c"/>
    </style:style>
    <style:style style:name="T21" style:family="text">
      <style:text-properties officeooo:rsid="00225328"/>
    </style:style>
    <style:style style:name="T22" style:family="text">
      <style:text-properties officeooo:rsid="0026d780"/>
    </style:style>
    <style:style style:name="T23" style:family="text">
      <style:text-properties officeooo:rsid="00291bca"/>
    </style:style>
    <style:style style:name="T24" style:family="text">
      <style:text-properties officeooo:rsid="000c07da"/>
    </style:style>
    <style:style style:name="T25" style:family="text">
      <style:text-properties officeooo:rsid="002a7a56"/>
    </style:style>
    <style:style style:name="T26" style:family="text">
      <style:text-properties officeooo:rsid="002cf6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3">TP<text:span text:style-name="T19">5</text:span> : <text:span text:style-name="T18">Prise en main de Jenkins</text:span></text:h>
      <text:p text:style-name="Standard"/>
      <text:p text:style-name="Standard">Dans ce TP, nous allons mettre en place un service Jenkins</text:p>
      <text:list xml:id="list3394567112" text:style-name="L1">
        <text:list-header>
          <text:p text:style-name="P10"/>
        </text:list-header>
      </text:list>
      <text:h text:style-name="Heading_20_2" text:outline-level="2">Objectifs</text:h>
      <text:list xml:id="list3482445827" text:style-name="L2">
        <text:list-item>
          <text:p text:style-name="P12">Mettre en place le service jenkins</text:p>
        </text:list-item>
        <text:list-item>
          <text:p text:style-name="P11">Adapter le service à la machine</text:p>
          <text:p text:style-name="P21"/>
        </text:list-item>
      </text:list>
      <text:h text:style-name="P31" text:outline-level="3"><text:span text:style-name="T13">5</text:span><text:span text:style-name="T12">. 1 </text:span><text:span text:style-name="T11">Installation</text:span></text:h>
      <text:p text:style-name="P22">Récupérer le .war exécutable et le script de démarrage </text:p>
      <text:p text:style-name="Standard"/>
      <text:p text:style-name="P7">Démarrer Jenkins, <text:span text:style-name="T18">installer les plugins recommandés et définir un administrateur</text:span></text:p>
      <text:p text:style-name="P8"/>
      <text:p text:style-name="P7"/>
      <text:h text:style-name="P32" text:outline-level="3"><text:span text:style-name="T22">5</text:span>.2 Configuration générale et outis</text:h>
      <text:p text:style-name="P3"><text:span text:style-name="T24">P</text:span>lugin Maven</text:p>
      <text:p text:style-name="P26">Installer le plugin Maven</text:p>
      <text:h text:style-name="Heading_20_4" text:outline-level="4">Configuration des outils (JDK, <text:s/>Maven, <text:span text:style-name="T17">Git</text:span>)</text:h>
      <text:list xml:id="list49086639" text:style-name="L3">
        <text:list-item>
          <text:p text:style-name="P18">Cliquer sur « <text:span text:style-name="T1">Administrer Jenkins → Configur</text:span><text:span text:style-name="T2">ation Globale des outils</text:span> »</text:p>
        </text:list-item>
        <text:list-item>
          <text:p text:style-name="P13">Dans la section JDK, indiquer <text:span text:style-name="T9">soit un JAVA_HOME pré-installé soit un installateur </text:span><text:s/><text:span text:style-name="T9">automatique</text:span></text:p>
        </text:list-item>
        <text:list-item>
          <text:p text:style-name="P13">Dans la section Maven, <text:span text:style-name="T10">utiliser l’installation automatique</text:span></text:p>
        </text:list-item>
        <text:list-item>
          <text:p text:style-name="P25"><text:s/>Enregistrer vos modifications</text:p>
        </text:list-item>
      </text:list>
      <text:h text:style-name="P33" text:outline-level="4"/>
      <text:h text:style-name="Heading_20_4" text:outline-level="4">Configuration serveur de mail <text:span text:style-name="T23">(Optionnel)</text:span></text:h>
      <text:list xml:id="list90929914923524" text:continue-numbering="true" text:style-name="L3">
        <text:list-item>
          <text:p text:style-name="P19">Cliquer sur « <text:span text:style-name="T1">Administrer Jenkins → Configur</text:span><text:span text:style-name="T3">er le système</text:span>»</text:p>
        </text:list-item>
      </text:list>
      <text:p text:style-name="P1"><text:a xlink:type="simple" xlink:href="mailto:stageojen@plbformation.com" office:target-frame-name="_blank" xlink:show="new" text:style-name="Internet_20_link" text:visited-style-name="Visited_20_Internet_20_Link"><text:span text:style-name="T15">stageojen@plbformation.com</text:span></text:a></text:p>
      <text:p text:style-name="P5">stageojen</text:p>
      <text:p text:style-name="P6"/>
      <text:p text:style-name="P4"><text:a xlink:type="simple" xlink:href="http://pop3.plbformation.com/" office:target-frame-name="_blank" xlink:show="new" text:style-name="Internet_20_link" text:visited-style-name="Visited_20_Internet_20_Link"><text:span text:style-name="T14">pop3.plbformation.com</text:span></text:a></text:p>
      <text:p text:style-name="P4"><text:a xlink:type="simple" xlink:href="http://smtp.plbformation.com/" office:target-frame-name="_blank" xlink:show="new" text:style-name="Internet_20_link" text:visited-style-name="Visited_20_Internet_20_Link"><text:span text:style-name="T14">smtp.plbformation.com</text:span></text:a></text:p>
      <text:p text:style-name="P6"/>
      <text:p text:style-name="P5">(port  pop 110 et smtp 587)</text:p>
      <text:h text:style-name="Heading_20_4" text:outline-level="4"/>
      <text:h text:style-name="P34" text:outline-level="4"/>
      <text:p text:style-name="P27"/>
      <text:p text:style-name="P2"><text:soft-page-break/><text:span text:style-name="T22">5</text:span>.<text:span text:style-name="T16">3</text:span> : Création d’<text:span text:style-name="T26">un job Maven</text:span></text:p>
      <text:h text:style-name="P29" text:outline-level="3">Création job et test</text:h>
      <text:list xml:id="list2368036600" text:style-name="L4">
        <text:list-item>
          <text:p text:style-name="P15">De retour sur la page d'accueil, Activer le lien « Créer un nouveau job » </text:p>
        </text:list-item>
        <text:list-item>
          <text:p text:style-name="P16">Créer un job Maven <text:span text:style-name="T20">nommé </text:span><text:span text:style-name="T4">1_</text:span><text:span text:style-name="T5">test</text:span> effectuant les cibles clean <text:span text:style-name="T25">package et </text:span>publiant les tests</text:p>
        </text:list-item>
        <text:list-item>
          <text:p text:style-name="P23"><text:span text:style-name="T6">Configurer le SCM afin qu'il point vers </text:span><text:span text:style-name="T7">un dépôt git local</text:span></text:p>
        </text:list-item>
        <text:list-item>
          <text:p text:style-name="P23"><text:span text:style-name="T6">Indiquer que le build est déclenché à chaque changement dans </text:span><text:span text:style-name="T8">GIT</text:span><text:span text:style-name="T6"> et que le repository est interrogé toutes les 5 mns. (*/5 * * * *)</text:span></text:p>
        </text:list-item>
        <text:list-item>
          <text:p text:style-name="P16">Exécuter manuellement le build et observer les résultats</text:p>
        </text:list-item>
        <text:list-item>
          <text:p text:style-name="P24">Observer l'archivage automatique et les artefacts archivés, <text:span text:style-name="T21">la configuration multi-modules, Assurer vous de la publication des résultats de test</text:span></text:p>
        </text:list-item>
      </text:list>
      <text:h text:style-name="P30" text:outline-level="3">Déclenchement de job</text:h>
      <text:list xml:id="list1192429384" text:style-name="L5">
        <text:list-item>
          <text:p text:style-name="P17">Modifier un fichier du projet provoquant une erreur dans les tests, committer le changement dans le repository</text:p>
        </text:list-item>
        <text:list-item>
          <text:p text:style-name="P20">Attendre le déclenchement du job</text:p>
        </text:list-item>
        <text:list-item>
          <text:p text:style-name="P20">Observer la page d'accueil qui doit afficher un graphique de tendance sur l'exécution des tests.</text:p>
        </text:list-item>
        <text:list-item>
          <text:p text:style-name="P20">Ensuite restaurer votre modification</text:p>
        </text:list-item>
      </text:list>
      <text:list xml:id="list90929499427886" text:continue-list="list90929914923524" text:style-name="L3">
        <text:list-header>
          <text:p text:style-name="P14"/>
        </text:list-header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9-18T09:09:28.157915312</dc:date>
    <meta:editing-duration>PT23H5M39S</meta:editing-duration>
    <meta:editing-cycles>134</meta:editing-cycles>
    <meta:generator>LibreOffice/6.0.7.3$Linux_X86_64 LibreOffice_project/00m0$Build-3</meta:generator>
    <dc:title>TP5 : Prise en main de Jenkins</dc:title>
    <meta:document-statistic meta:table-count="0" meta:image-count="0" meta:object-count="0" meta:page-count="2" meta:paragraph-count="38" meta:word-count="295" meta:character-count="1813" meta:non-whitespace-character-count="1567"/>
    <meta:user-defined meta:name="Info 1"/>
    <meta:user-defined meta:name="Info 2"/>
    <meta:user-defined meta:name="Info 3"/>
    <meta:user-defined meta:name="Info 4"/>
  </office:meta>
</office:document-meta>
</file>